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f860" officeooo:paragraph-rsid="000df860"/>
    </style:style>
    <style:style style:name="P2" style:family="paragraph" style:parent-style-name="Standard">
      <style:text-properties officeooo:rsid="000df860" officeooo:paragraph-rsid="0010ac94"/>
    </style:style>
    <style:style style:name="P3" style:family="paragraph" style:parent-style-name="Standard">
      <style:text-properties officeooo:rsid="000df860" officeooo:paragraph-rsid="00116a74"/>
    </style:style>
    <style:style style:name="P4" style:family="paragraph" style:parent-style-name="Standard">
      <style:text-properties officeooo:rsid="000e0a5c" officeooo:paragraph-rsid="000e0a5c"/>
    </style:style>
    <style:style style:name="P5" style:family="paragraph" style:parent-style-name="Standard">
      <style:text-properties officeooo:rsid="000e0a5c" officeooo:paragraph-rsid="000e765f"/>
    </style:style>
    <style:style style:name="P6" style:family="paragraph" style:parent-style-name="Standard">
      <style:text-properties officeooo:rsid="000e0a5c" officeooo:paragraph-rsid="000fb3f4"/>
    </style:style>
    <style:style style:name="P7" style:family="paragraph" style:parent-style-name="Standard">
      <style:text-properties officeooo:rsid="000e0a5c" officeooo:paragraph-rsid="00116a74"/>
    </style:style>
    <style:style style:name="P8" style:family="paragraph" style:parent-style-name="Standard">
      <style:text-properties officeooo:rsid="00116a74" officeooo:paragraph-rsid="00116a74"/>
    </style:style>
    <style:style style:name="P9" style:family="paragraph" style:parent-style-name="Standard">
      <style:text-properties officeooo:rsid="000e765f" officeooo:paragraph-rsid="000e765f"/>
    </style:style>
    <style:style style:name="T1" style:family="text">
      <style:text-properties officeooo:rsid="000e765f"/>
    </style:style>
    <style:style style:name="T2" style:family="text">
      <style:text-properties officeooo:rsid="000fb3f4"/>
    </style:style>
    <style:style style:name="T3" style:family="text">
      <style:text-properties officeooo:rsid="0010ac94"/>
    </style:style>
    <style:style style:name="T4" style:family="text">
      <style:text-properties officeooo:rsid="001248ad"/>
    </style:style>
    <style:style style:name="T5" style:family="text">
      <style:text-properties officeooo:rsid="001504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acessores (Métodos Getters)</text:p>
      <text:p text:style-name="P1"/>
      <text:p text:style-name="P1"><text:tab/>É um método que tem acesso aos atributos que não possuímos livre acesso, é mais seguro, já que o acesso à informação é limitado.</text:p>
      <text:p text:style-name="P1"/>
      <text:p text:style-name="P1"><text:tab/>Ex:</text:p>
      <text:p text:style-name="P1"><text:tab/></text:p>
      <text:p text:style-name="P1"><text:tab/>e = nova Estante </text:p>
      <text:p text:style-name="P1"><text:tab/>t = <text:s/>e.getTotDoc ( )</text:p>
      <text:p text:style-name="P1"/>
      <text:p text:style-name="P4">Métodos modificadores (Métodos Setters)</text:p>
      <text:p text:style-name="P4"><text:tab/></text:p>
      <text:p text:style-name="P4"><text:tab/><text:tab/>É um método que tambem possui acesso aos atributos, porém ele adiciona algo. Esse método precisa de um parâmetro.</text:p>
      <text:p text:style-name="P4"/>
      <text:p text:style-name="P4"><text:tab/>Ex: </text:p>
      <text:p text:style-name="P4"/>
      <text:p text:style-name="P4"><text:tab/>e = nova Estante</text:p>
      <text:p text:style-name="P5"><text:tab/>e.setTotDoc(doc)</text:p>
      <text:p text:style-name="P5"/>
      <text:p text:style-name="P9">Agora um exemplo com a classe Caneta, porém vou usar apenas dois atributos(+modelo e <text:s/>- ponta).</text:p>
      <text:p text:style-name="P5"/>
      <text:p text:style-name="P5"><text:tab/><text:span text:style-name="T1">Classe Caneta </text:span></text:p>
      <text:p text:style-name="P5"><text:tab/><text:tab/><text:span text:style-name="T1">público modelo: Caractere</text:span></text:p>
      <text:p text:style-name="P5"><text:tab/><text:tab/><text:span text:style-name="T1">privado ponta: Real</text:span></text:p>
      <text:p text:style-name="P6"><text:tab/><text:tab/></text:p>
      <text:p text:style-name="P6"><text:span text:style-name="T1"><text:tab/><text:tab/>público </text:span><text:span text:style-name="T2">Metodo getModelo()</text:span> <text:s text:c="3"/></text:p>
      <text:p text:style-name="P6"><text:tab/><text:tab/><text:tab/><text:span text:style-name="T2">retorne modelo</text:span></text:p>
      <text:p text:style-name="P6"><text:tab/><text:tab/><text:span text:style-name="T2">FimMetodo</text:span></text:p>
      <text:p text:style-name="P6"/>
      <text:p text:style-name="P6"><text:tab/><text:tab/><text:span text:style-name="T2">publico Metodo setModelo (m: Caractere)</text:span></text:p>
      <text:p text:style-name="P6"><text:tab/><text:tab/><text:tab/><text:span text:style-name="T2">modelo = m</text:span></text:p>
      <text:p text:style-name="P6"><text:tab/><text:tab/><text:span text:style-name="T2">FimMetodo</text:span></text:p>
      <text:p text:style-name="P6"/>
      <text:p text:style-name="P6"><text:tab/><text:tab/><text:span text:style-name="T2">público Metodo getPonta ( )<text:tab/></text:span></text:p>
      <text:p text:style-name="P6"><text:tab/><text:tab/><text:tab/><text:span text:style-name="T2">retorne ponta</text:span></text:p>
      <text:p text:style-name="P6"><text:tab/><text:tab/><text:span text:style-name="T2">FimMetodo</text:span></text:p>
      <text:p text:style-name="P6"/>
      <text:p text:style-name="P6"><text:tab/><text:tab/><text:span text:style-name="T2">público Metodo setPonta (p: Real)</text:span></text:p>
      <text:p text:style-name="P6"><text:tab/><text:tab/><text:tab/><text:span text:style-name="T2">ponta = p</text:span></text:p>
      <text:p text:style-name="P1"><text:tab/><text:tab/><text:span text:style-name="T2">FimMetodo</text:span></text:p>
      <text:p text:style-name="P1"/>
      <text:p text:style-name="P1"><text:tab/><text:span text:style-name="T2">FimClasse</text:span></text:p>
      <text:p text:style-name="P1"/>
      <text:p text:style-name="P1"><text:tab/><text:span text:style-name="T3">c1 = nova Caneta</text:span></text:p>
      <text:p text:style-name="P1"><text:tab/><text:span text:style-name="T3">c1.setModelo(“BIC Cristal”)</text:span></text:p>
      <text:p text:style-name="P1"><text:tab/><text:span text:style-name="T3">c1.setPonta(0.5)</text:span></text:p>
      <text:p text:style-name="P2"><text:tab/><text:span text:style-name="T3">Escreva (c1.getModelo())</text:span></text:p>
      <text:p text:style-name="P2"><text:tab/><text:span text:style-name="T3">Escreva (c1.getPonta())</text:span><text:tab/><text:tab/><text:tab/></text:p>
      <text:p text:style-name="P2"><text:soft-page-break/></text:p>
      <text:p text:style-name="P8">Método Construtor: Serve para alterar atributos padrões em uma classe <text:span text:style-name="T5">assim que o objeto é criado</text:span>. Caso eu queira que uma classe venha por padrão ao ser insta<text:span text:style-name="T5">n</text:span>ciada com o modelo “BIC”, a cor “Azul” e a ponta 0.5; posso passar um método construtor.</text:p>
      <text:p text:style-name="P8"/>
      <text:p text:style-name="P8"><text:tab/>Ex</text:p>
      <text:p text:style-name="P8"><text:tab/></text:p>
      <text:p text:style-name="P8"><text:tab/><text:span text:style-name="T1">Classe Caneta </text:span></text:p>
      <text:p text:style-name="P7"><text:tab/><text:tab/><text:tab/></text:p>
      <text:p text:style-name="P7"><text:span text:style-name="T1"><text:tab/><text:tab/></text:span><text:span text:style-name="T4">Método construtor </text:span><text:span text:style-name="T2">(</text:span><text:span text:style-name="T4">m: Caractere, c: Caractere, p: Real</text:span><text:span text:style-name="T2">)</text:span> <text:s text:c="3"/></text:p>
      <text:p text:style-name="P7"><text:tab/><text:tab/><text:tab/></text:p>
      <text:p text:style-name="P7"><text:tab/><text:tab/><text:tab/><text:span text:style-name="T4">setModelo(m)</text:span></text:p>
      <text:p text:style-name="P7"><text:tab/><text:tab/><text:tab/><text:span text:style-name="T4">setCor(c)</text:span></text:p>
      <text:p text:style-name="P7"><text:tab/><text:tab/><text:tab/><text:span text:style-name="T4">setPonta(p)</text:span></text:p>
      <text:p text:style-name="P7"><text:tab/><text:tab/><text:tab/><text:span text:style-name="T4">tampar()</text:span></text:p>
      <text:p text:style-name="P7"><text:tab/><text:tab/><text:tab/></text:p>
      <text:p text:style-name="P7"><text:tab/><text:tab/><text:span text:style-name="T2">FimMetodo</text:span></text:p>
      <text:p text:style-name="P7"/>
      <text:p text:style-name="P3"><text:tab/><text:span text:style-name="T2">FimClasse</text:span></text:p>
      <text:p text:style-name="P3"/>
      <text:p text:style-name="P3"><text:tab/><text:span text:style-name="T3">c1 = nova Caneta</text:span></text:p>
      <text:p text:style-name="P3"><text:tab/><text:span text:style-name="T4">(“BIC”, “Azul”, 0.5)</text:span></text:p>
      <text:p text:style-name="P3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21:10:17.328722291</meta:creation-date>
    <dc:date>2022-01-12T01:34:59.718483649</dc:date>
    <meta:editing-duration>PT5M29S</meta:editing-duration>
    <meta:editing-cycles>2</meta:editing-cycles>
    <meta:generator>LibreOffice/7.2.4.1$Linux_X86_64 LibreOffice_project/20$Build-1</meta:generator>
    <meta:document-statistic meta:table-count="0" meta:image-count="0" meta:object-count="0" meta:page-count="2" meta:paragraph-count="52" meta:word-count="203" meta:character-count="1376" meta:non-whitespace-character-count="1113"/>
  </office:meta>
</office:document-meta>
</file>